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2.531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3.317cm"/>
    </style:style>
    <style:style style:name="pr3" style:family="presentation" style:parent-style-name="Default-subtitle">
      <style:graphic-properties draw:fill-color="#ffffff" fo:min-height="12.179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style:style>
    <style:style style:name="T1" style:family="text">
      <style:text-properties fo:font-size="26pt" style:font-size-asian="26pt" style:font-size-complex="26pt"/>
    </style:style>
    <style:style style:name="T2"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Metaprogramming <text:line-break/>Statically verified code</text:p>
          </draw:text-box>
        </draw:frame>
        <draw:frame presentation:style-name="pr2" draw:text-style-name="P1" draw:layer="layout" svg:width="25.199cm" svg:height="3.317cm" svg:x="1.4cm" svg:y="4.888cm" presentation:class="subtitle" presentation:user-transformed="true">
          <draw:text-box>
            <text:p><text:span text:style-name="T1">Hrshikesh Arora (arorahrsh@myvuw.ac.nz), Marco Servetto (marco.servetto@ecs.vuw.ac.nz)</text:span><text:line-break/></text:p>
          </draw:text-box>
        </draw:frame>
        <draw:frame presentation:style-name="pr3" draw:text-style-name="P1" draw:layer="layout" svg:width="26.399cm" svg:height="12.179cm" svg:x="0.801cm" svg:y="7.115cm">
          <draw:text-box>
            <text:p>Can meta-programming generate statically verified code reusing common verification techniques?<text:line-break/></text:p>
          </draw:text-box>
        </draw:frame>
        <presentation:notes draw:style-name="dp2">
          <draw:page-thumbnail draw:style-name="gr1" draw:layer="layout" svg:width="14.848cm" svg:height="11.136cm" svg:x="3.075cm" svg:y="2.257cm" draw:page-number="1" presentation:class="page"/>
          <draw:frame presentation:style-name="pr4"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Example of verification</text:p>
          </draw:text-box>
        </draw:frame>
        <draw:frame draw:style-name="gr2" draw:text-style-name="P2" draw:layer="layout" svg:width="28.429cm" svg:height="12.781cm" svg:x="0.084cm" svg:y="6.419cm">
          <draw:text-box>
            <text:p>Pow3={</text:p>
            <text:p><text:s text:c="2"/>/*@ensures @result=3*/</text:p>
            <text:p><text:s text:c="2"/>method Num exp()=3</text:p>
            <text:p><text:s text:c="2"/>/*@ensures pow(x)=x<text:span text:style-name="T2">this.exp()</text:span> */ </text:p>
            <text:p><text:s text:c="2"/>method Num pow(Num x)=x*x*x;</text:p>
            <text:p><text:s text:c="2"/>}</text:p>
            <text:p>Pow4= extends Pow3{</text:p>
            <text:p><text:s text:c="2"/>/*@ensures @result=super.exp()+1*/</text:p>
            <text:p><text:s text:c="2"/>method Num exp()=4</text:p>
            <text:p><text:s text:c="2"/>/*@ensures pow(x)=x<text:span text:style-name="T2">this.exp()</text:span> */ </text:p>
            <text:p><text:s text:c="2"/>method Num pow(Num x)=x*super.pow(x);</text:p>
            <text:p><text:s text:c="2"/>}</text:p>
          </draw:text-box>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Example of metaprogramming: QQ</text:p>
          </draw:text-box>
        </draw:frame>
        <draw:frame draw:style-name="gr2" draw:text-style-name="P2" draw:layer="layout" svg:width="28.429cm" svg:height="12.781cm" svg:x="0.084cm" svg:y="6.419cm">
          <draw:text-box>
            <text:p>fun powerAux( n :Num):Expr&lt; x :Num|-Num &gt; = </text:p>
            <text:p><text:s text:c="2"/>if( n =0) then <text:s/>[| 1 |] <text:s/>else <text:s/>[| x * $( <text:s/>powerAux (n -1) <text:s/>) |];</text:p>
            <text:p/>
            <text:p>fun powerGen( n :Num ): Num -&gt; Num =</text:p>
            <text:p><text:s text:c="2"/>compile ([| λ x . $( powerAux ( n ) <text:s/>) |]);</text:p>
            <text:p/>
            <text:p>power7 = powerGen 7;</text:p>
          </draw:text-box>
        </draw:frame>
        <draw:frame presentation:style-name="pr5" draw:layer="layout" svg:width="25.199cm" svg:height="8.285cm" svg:x="0.801cm" svg:y="11.915cm" presentation:class="outline" presentation:user-transformed="true">
          <draw:text-box>
            <text:list text:style-name="L2">
              <text:list-item>
                <text:p>A quasi quotation is an expression, not a first class value.</text:p>
              </text:list-item>
              <text:list-item>
                <text:p>Holes do not have a name.</text:p>
              </text:list-item>
              <text:list-item>
                <text:p>There is no obvious way to map verification on QQ </text:p>
              </text:list-item>
            </text:list>
          </draw:text-box>
        </draw:frame>
        <presentation:notes draw:style-name="dp2">
          <draw:page-thumbnail draw:style-name="gr1"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QQ: not the only game in town</text:p>
          </draw:text-box>
        </draw:frame>
        <draw:frame presentation:style-name="pr5" draw:layer="layout" svg:width="25.199cm" svg:height="12.179cm" svg:x="1.4cm" svg:y="4.914cm" presentation:class="outline">
          <draw:text-box>
            <text:list text:style-name="L2">
              <text:list-header>
                <text:p>First class code literals and code reuse can be used to iteratively compose (IC) arbitrary behavior. In the example before, note how the code of Pow5 would be near the same of Pow4.</text:p>
              </text:list-header>
              <text:list-item>
                <text:p>We propose a language where code (unnamed classes with methods) can be passed around and an operator Override(a,b) working like extends. Override may take options to allow super calls. </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Example revised</text:p>
          </draw:text-box>
        </draw:frame>
        <draw:frame presentation:style-name="pr5" draw:layer="layout" svg:width="25.199cm" svg:height="12.179cm" svg:x="0.9cm" svg:y="13.714cm" presentation:class="outline" presentation:user-transformed="true">
          <draw:text-box>
            <text:list text:style-name="L2">
              <text:list-item>
                <text:p>This code is conceptually the same of before, but is more explicit, abstract “super” methods are declared.</text:p>
              </text:list-item>
              <text:list-item>
                <text:p>Now, we can use a normal for loop to get metaprogramming!</text:p>
              </text:list-item>
            </text:list>
          </draw:text-box>
        </draw:frame>
        <draw:frame draw:style-name="gr2" draw:text-style-name="P2" draw:layer="layout" svg:width="28.429cm" svg:height="12.781cm" svg:x="0.185cm" svg:y="3.62cm">
          <draw:text-box>
            <text:p>Pow3={</text:p>
            <text:p><text:s text:c="2"/>/*@ensures @result=3*/</text:p>
            <text:p><text:s text:c="2"/>method Num exp()=3</text:p>
            <text:p><text:s text:c="2"/>/*@ensures pow(x)=x<text:span text:style-name="T2">this.exp()</text:span> */ </text:p>
            <text:p><text:s text:c="2"/>method Num pow(Num x)=x*x*x;</text:p>
            <text:p><text:s text:c="2"/>}</text:p>
            <text:p>Pow4= Override[exp-&gt;super_exp, <text:s/>pow-&gt; superPow](Pow3,{</text:p>
            <text:p><text:s text:c="2"/>abstract method Num super_exp();</text:p>
            <text:p><text:s text:c="2"/>/*@ensures @result=super_exp()+1*/</text:p>
            <text:p><text:s text:c="2"/>method Num exp()=4</text:p>
            <text:p><text:s text:c="2"/>abstract method super_pow(Num x);</text:p>
            <text:p><text:s text:c="2"/>/*@ensures pow(x)=x<text:span text:style-name="T2">this.exp()</text:span> */ </text:p>
            <text:p><text:s text:c="2"/>method Num pow(Num x)=x*super_pow(x);</text:p>
            <text:p><text:s text:c="2"/>})</text:p>
          </draw:text-box>
        </draw:frame>
        <presentation:notes draw:style-name="dp2">
          <draw:page-thumbnail draw:style-name="gr1"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4"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2:07:56.050794771</meta:creation-date>
    <dc:date>2018-11-23T17:14:53.701000000</dc:date>
    <meta:editing-duration>PT3H58M26S</meta:editing-duration>
    <meta:editing-cycles>7</meta:editing-cycles>
    <meta:generator>LibreOffice/5.1.3.2$Windows_x86 LibreOffice_project/644e4637d1d8544fd9f56425bd6cec110e49301b</meta:generator>
    <meta:document-statistic meta:object-count="48"/>
  </office:meta>
</office:document-meta>
</file>